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 style:master-page-name="Standard">
      <style:paragraph-properties fo:margin-left="0.5in" fo:margin-right="0in" fo:text-align="center" style:justify-single-word="false" fo:text-indent="0in" style:auto-text-indent="false" style:page-number="1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fo:color="#1155cc" style:font-name="Times New Roman" fo:font-size="18pt" style:text-underline-style="solid" style:text-underline-width="auto" style:text-underline-color="font-color" style:font-name-asian="Times New Roman1" style:font-size-asian="18pt" style:font-name-complex="Times New Roman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 Quiet Place</text:span></text:p>
      <text:p text:style-name="P1"><text:span text:style-name="T2">CSE 115A</text:span></text:p>
      <text:p text:style-name="P1"><text:span text:style-name="T2">DONE Requirements</text:span></text:p>
      <text:p text:style-name="P2"/>
      <text:list xml:id="list2614459918" text:style-name="WWNum1">
        <text:list-item>
          <text:p text:style-name="P4"><text:span text:style-name="T2">Functionality is tested by 3 members prior to pull</text:span></text:p>
        </text:list-item>
        <text:list-item>
          <text:p text:style-name="P4"><text:span text:style-name="T2">Coding style is reviewed by 3 members prior to pull</text:span></text:p>
        </text:list-item>
        <text:list-item>
          <text:p text:style-name="P4"><text:span text:style-name="T2">Successfully merged into master branch</text:span></text:p>
        </text:list-item>
        <text:list-item>
          <text:p text:style-name="P4"><text:span text:style-name="T2">Follows </text:span><text:a xlink:type="simple" xlink:href="https://github.com/airbnb/javascript" text:style-name="ListLabel_20_10" text:visited-style-name="ListLabel_20_10"><text:span text:style-name="T3">https://github.com/airbnb/javascript</text:span></text:a><text:span text:style-name="T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Times New Roman" fo:font-family="'Times New Roman'" style:font-family-generic="roman" style:font-pitch="variable" fo:font-size="18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7" meta:character-count="232" meta:non-whitespace-character-count="205"/>
    <meta:generator>LibreOfficeDev/6.0.5.2$Linux_X86_64 LibreOffice_project/</meta:generator>
  </office:meta>
</office:document-meta>
</file>